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Casa farmaceutica XYZ</text:p>
          </table:table-cell>
          <table:table-cell table:style-name="Default"/>
          <table:table-cell table:style-name="ce5" office:value-type="string" calcext:value-type="string">
            <text:p>Da completare!</text:p>
          </table:table-cell>
          <table:table-cell table:style-name="ce6"/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est clinico farmaco ABC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table:number-columns-repeated="2" office:value-type="string" calcext:value-type="string">
            <text:p>Rand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table:style-name="ce1" table:formula="of:=ROUND(RAND()*10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Bianchi</text:p>
          </table:table-cell>
          <table:table-cell table:style-name="ce1" table:formula="of:=ROUND(RAND()*100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Verdi</text:p>
          </table:table-cell>
          <table:table-cell table:style-name="ce1" table:formula="of:=ROUND(RAND()*100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ttei</text:p>
          </table:table-cell>
          <table:table-cell table:style-name="ce1" table:formula="of:=ROUND(RAND()*100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ovanna </text:p>
          </table:table-cell>
          <table:table-cell office:value-type="string" calcext:value-type="string">
            <text:p>Botterei</text:p>
          </table:table-cell>
          <table:table-cell table:style-name="ce1" table:formula="of:=ROUND(RAND()*100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1:51:37.729256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7:23:14.453342842</meta:creation-date>
    <dc:date>2021-11-26T21:51:57.641054606</dc:date>
    <meta:editing-duration>PT6M42S</meta:editing-duration>
    <meta:editing-cycles>3</meta:editing-cycles>
    <meta:generator>LibreOffice/6.1.5.2$Linux_X86_64 LibreOffice_project/10$Build-2</meta:generator>
    <meta:document-statistic meta:table-count="1" meta:cell-count="43" meta:object-count="0"/>
  </office:meta>
</office:document-meta>
</file>